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00000000500000002D0867C2326CCEACC8C.jpg" manifest:media-type="image/jpeg"/>
  <manifest:file-entry manifest:full-path="Pictures/10000000000007800000043827575E195C8A4729.png" manifest:media-type="image/png"/>
  <manifest:file-entry manifest:full-path="Pictures/10000201000003CA000002D8597C1E73E2D1BED8.png" manifest:media-type="image/png"/>
  <manifest:file-entry manifest:full-path="Pictures/100002010000028A000000963A8DDFE7C61DD95A.png" manifest:media-type="image/png"/>
  <manifest:file-entry manifest:full-path="Pictures/1000020100000320000002585C3CBDE1C2F74781.png" manifest:media-type="image/png"/>
  <manifest:file-entry manifest:full-path="Pictures/10000201000003A7000002BC759E240DCB3DA031.png" manifest:media-type="image/png"/>
  <manifest:file-entry manifest:full-path="Pictures/100002010000027D00000136DF14E2EB5380D372.png" manifest:media-type="image/png"/>
  <manifest:file-entry manifest:full-path="Pictures/100000000000002000000020B2FF2A327EABC87D.png" manifest:media-type="image/png"/>
  <manifest:file-entry manifest:full-path="Pictures/100002010000028A0000009646B51AB26D0A56D0.png" manifest:media-type="image/png"/>
  <manifest:file-entry manifest:full-path="Pictures/1000020100000320000002587BEF1178B58A6843.png" manifest:media-type="image/png"/>
  <manifest:file-entry manifest:full-path="Pictures/1000020100000400000002408C0BDC867C13F9A6.png" manifest:media-type="image/png"/>
  <manifest:file-entry manifest:full-path="Pictures/100002010000028A00000096C91128B985D55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958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notes">
      <style:graphic-properties draw:fill-color="#ffffff" fo:min-height="13.872cm"/>
    </style:style>
    <style:style style:name="pr12" style:family="presentation" style:parent-style-name="midnightblue-subtitle">
      <style:graphic-properties draw:fill-color="#ffffff" fo:min-height="12.348cm"/>
    </style:style>
    <style:style style:name="pr13" style:family="presentation" style:parent-style-name="midnightblue-notes">
      <style:graphic-properties draw:fill-color="#ffffff" fo:min-height="13.825cm"/>
    </style:style>
    <style:style style:name="pr14" style:family="presentation" style:parent-style-name="midnightblue-notes">
      <style:graphic-properties draw:fill-color="#ffffff" fo:min-height="16.006cm"/>
    </style:style>
    <style:style style:name="pr15" style:family="presentation" style:parent-style-name="midnightblue-subtitle">
      <style:graphic-properties draw:fill-color="#ffffff" draw:textarea-vertical-align="top" fo:min-height="14cm"/>
    </style:style>
    <style:style style:name="pr16" style:family="presentation" style:parent-style-name="midnightblue-notes">
      <style:graphic-properties draw:fill-color="#ffffff" fo:min-height="16.987cm"/>
    </style:style>
    <style:style style:name="pr17" style:family="presentation" style:parent-style-name="midnightblue-notes">
      <style:graphic-properties draw:fill-color="#ffffff" fo:min-height="14.433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-color="#ffffff"/>
      <style:text-properties fo:font-weight="bold" style:font-weight-asian="bold" style:font-weight-complex="bold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  <style:text-properties fo:font-size="26pt" style:font-size-asian="26pt" style:font-size-complex="26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loext:graphic-properties draw:fill-color="#ffffff"/>
      <style:text-properties fo:font-size="22pt" style:font-size-asian="22pt" style:font-size-complex="22pt"/>
    </style:style>
    <style:style style:name="P17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de" fo:country="D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.1000003814697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源ノ角ゴシック Bold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</text:span><text:span text:style-name="T1">rbeit: </text:span></text:p>
            <text:p><text:span text:style-name="T1">Handhel</text:span><text:span text:style-name="T1">d zum </text:span><text:span text:style-name="T1">Auslese</text:span><text:span text:style-name="T1">n des </text:span><text:span text:style-name="T1">BCCH </text:span><text:span text:style-name="T1">umliege</text:span><text:span text:style-name="T1">nder </text:span><text:span text:style-name="T1">GSM </text:span><text:span text:style-name="T1">Basissta</text:span><text:span text:style-name="T1">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2">Herzlich </text:span><text:span text:style-name="T2">willkommen zur </text:span><text:span text:style-name="T2">Präsentation </text:span><text:span text:style-name="T2">unserer P </text:span><text:span text:style-name="T2">KONZEPTION </text:span><text:span text:style-name="T2">eines Handhelds </text:span><text:span text:style-name="T2">zum Auslesen </text:span><text:span text:style-name="T2">des BCCH von </text:span><text:span text:style-name="T2">GSM BTS. </text:span></text:p>
              <text:p><text:span text:style-name="T2"/></text:p>
              <text:p><text:span text:style-name="T2"/></text:p>
              <text:p><text:span text:style-name="T2">bereits </text:span><text:span text:style-name="T2">BESTEHENDES </text:span><text:span text:style-name="T2">System Prof. </text:span><text:span text:style-name="T2">Litzenburgers </text:span><text:span text:style-name="T2">Ubunut auf </text:span><text:span text:style-name="T2">einem Laptop </text:span></text:p>
              <text:p><text:span text:style-name="T2"/></text:p>
              <text:p><text:span text:style-name="T2">MOBILER zu </text:span><text:span text:style-name="T2">gestalten</text:span></text:p>
              <text:p><text:span text:style-name="T2"><text:s/></text:span></text:p>
              <text:p><text:span text:style-name="T2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Gliederu</text:span><text:span text:style-name="T3">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2">Zu beginn </text:span><text:span text:style-name="T2">AUFGABENSTELL</text:span><text:span text:style-name="T2">UNG ein wenig </text:span><text:span text:style-name="T2">näher </text:span></text:p>
              <text:p><text:span text:style-name="T2">kläre allgemeine </text:span><text:span text:style-name="T2">Begrifflichkeiten </text:span></text:p>
              <text:p><text:span text:style-name="T2">auf EINEN STAND</text:span></text:p>
              <text:p><text:span text:style-name="T2"/></text:p>
              <text:p><text:span text:style-name="T2">Anschließend </text:span><text:span text:style-name="T2">welche </text:span><text:span text:style-name="T2">HARDWARE wir </text:span><text:span text:style-name="T2">uns aus welchem </text:span><text:span text:style-name="T2">Grund </text:span><text:span text:style-name="T2">entschieden </text:span><text:span text:style-name="T2">haben. </text:span></text:p>
              <text:p><text:span text:style-name="T2"/></text:p>
              <text:p><text:span text:style-name="T2">Dennis <text:s/></text:span><text:span text:style-name="T2">verwendete </text:span><text:span text:style-name="T2">SOFTWARE <text:s/></text:span><text:span text:style-name="T2">Probleme <text:s/></text:span><text:span text:style-name="T2">IMPLEMENTIERU</text:span><text:span text:style-name="T2">NG </text:span></text:p>
              <text:p><text:span text:style-name="T2"/></text:p>
              <text:p><text:span text:style-name="T2">Am Ende </text:span><text:span text:style-name="T2">SOFTWARE IM </text:span><text:span text:style-name="T2">BETRIEB, </text:span></text:p>
              <text:p><text:span text:style-name="T2">allerdings LAPTOP, <text:s/></text:span><text:span text:style-name="T2">PRAKTISCHE , <text:s/></text:span><text:span text:style-name="T2">läuft 1:1 <text:s/></text:span><text:span text:style-name="T2">TABLET, </text:span></text:p>
              <text:p><text:span text:style-name="T2"><text:s text:c="2"/></text:span><text:span text:style-name="T2">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Gnuradio mit Airprobe</text:p>
              </text:list-item>
              <text:list-item>
                <text:p>DVB-T USB Stick - SDR</text:p>
                <text:p/>
                <text:p/>
                <text:p/>
                <text:p><text:span text:style-name="T4"/></text:p>
                <text:p><text:span text:style-name="T4"/></text:p>
                <text:p><text:span text:style-name="T4"><text:s text:c="12"/></text:span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<text:s/></text:span><text:span text:style-name="T6"><text:tab/></text:span><text:span text:style-name="T6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597C1E73E2D1BED8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3A8DDFE7C61DD9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958cm" svg:x="2.1cm" svg:y="14.107cm" presentation:class="notes" presentation:user-transformed="true">
            <draw:text-box>
              <text:p><text:span text:style-name="T7">bereits </text:span><text:span text:style-name="T7">BESTEHENDES </text:span><text:span text:style-name="T7">System </text:span></text:p>
              <text:p><text:span text:style-name="T7">MOBIL zu </text:span><text:span text:style-name="T7">machen </text:span></text:p>
              <text:p><text:span text:style-name="T7">auf NEUESTEN </text:span><text:span text:style-name="T7">STAND </text:span></text:p>
              <text:p><text:span text:style-name="T7">UBUNTU auf </text:span><text:span text:style-name="T7">Prof. </text:span><text:span text:style-name="T7">Litzenburgers </text:span><text:span text:style-name="T7">Laptop.</text:span></text:p>
              <text:p><text:span text:style-name="T7"/></text:p>
              <text:p><text:span text:style-name="T7"><text:s/></text:span></text:p>
              <text:p><text:span text:style-name="T7"/></text:p>
              <text:p><text:span text:style-name="T7">Die Software </text:span><text:span text:style-name="T7">GNURADIO </text:span></text:p>
              <text:p><text:span text:style-name="T7">darauf </text:span><text:span text:style-name="T7">AIRPROBE. </text:span></text:p>
              <text:p><text:span text:style-name="T7">TOOLBOX zur </text:span><text:span text:style-name="T7">GSM </text:span><text:span text:style-name="T7">Kommunikatio</text:span><text:span text:style-name="T7">n. </text:span></text:p>
              <text:p><text:span text:style-name="T7"/></text:p>
              <text:p><text:span text:style-name="T7"/></text:p>
              <text:p><text:span text:style-name="T7"/></text:p>
              <text:p><text:span text:style-name="T7">Als Verbindung </text:span><text:span text:style-name="T7">AUßENWELT</text:span></text:p>
              <text:p><text:span text:style-name="T7">DVBt Stick </text:span></text:p>
              <text:p><text:span text:style-name="T7">Bestimmten </text:span><text:span text:style-name="T7">VORAUSSETZU</text:span><text:span text:style-name="T7">NGEN auch das </text:span><text:span text:style-name="T7">GSM Netz </text:span><text:span text:style-name="T7">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DF14E2EB5380D372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</text:span><text:span text:style-name="T9">Litzenburger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Broadcast Control Channel</text:span></text:p>
              <text:p><text:span text:style-name="T7"/></text:p>
              <text:p><text:span text:style-name="T7">Der BCCH Basisstationen DAUERHAFT </text:span></text:p>
              <text:p><text:span text:style-name="T7">maximaler LEISTUNG </text:span></text:p>
              <text:p><text:span text:style-name="T7"/></text:p>
              <text:p><text:span text:style-name="T7"/></text:p>
              <text:p><text:span text:style-name="T7">Beinhaltet INFORMATIONEN </text:span></text:p>
              <text:p><text:span text:style-name="T7">wiederholenden MUSTER </text:span></text:p>
              <text:p><text:span text:style-name="T7">MOBILE einzuwählen</text:span></text:p>
              <text:p><text:span text:style-name="T7"/></text:p>
              <text:p><text:span text:style-name="T7">Eigenschaften</text:span></text:p>
              <text:p><text:span text:style-name="T7">BESCHREIBEN die BTS </text:span></text:p>
              <text:p><text:span text:style-name="T7">ID, FREQUENZ NEZTZBETREIB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</text:p>
                  </text:list-item>
                  <text:list-item>
                    <text:p>ADC mit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DVB Stick der </text:span><text:span text:style-name="T7">sich zur </text:span></text:p>
              <text:p><text:span text:style-name="T7">Nutzung als </text:span><text:span text:style-name="T7">Software </text:span><text:span text:style-name="T7">defined radio </text:span></text:p>
              <text:p><text:span text:style-name="T7"><text:s/></text:span><text:span text:style-name="T7">Idee </text:span><text:span text:style-name="T7">SIGNALVERARB</text:span><text:span text:style-name="T7">EITUNG, </text:span><text:span text:style-name="T7">(wenigstens <text:s/></text:span><text:span text:style-name="T7">Modulation </text:span><text:span text:style-name="T7">und </text:span><text:span text:style-name="T7">Demodulation) </text:span><text:span text:style-name="T7">in Software </text:span><text:span text:style-name="T7">ANALOGKOMPO</text:span><text:span text:style-name="T7">NENTEN </text:span><text:span text:style-name="T7">möglichst </text:span><text:span text:style-name="T7">einfach </text:span></text:p>
              <text:p><text:span text:style-name="T7"><text:s/></text:span></text:p>
              <text:p><text:span text:style-name="T7">RTL2832 Chip</text:span></text:p>
              <text:p><text:span text:style-name="T7"><text:s/></text:span><text:span text:style-name="T7">Beliebteste SDR </text:span><text:span text:style-name="T7">Szene, </text:span></text:p>
              <text:p><text:span text:style-name="T7">viele Treiber und </text:span><text:span text:style-name="T7">Informationen</text:span></text:p>
              <text:p><text:span text:style-name="T7"><text:s/></text:span></text:p>
              <text:p><text:span text:style-name="T7">maximal 2,4 </text:span><text:span text:style-name="T7">Msamp/s ohne </text:span><text:span text:style-name="T7">dass VERLUSTE </text:span></text:p>
              <text:p><text:span text:style-name="T7">Der ADC hat </text:span><text:span text:style-name="T7">eine </text:span><text:span text:style-name="T7">AUFLÖSUNG </text:span><text:span text:style-name="T7">von 8 bit. </text:span></text:p>
              <text:p><text:span text:style-name="T7">TUNER weite </text:span><text:span text:style-name="T7">BANDBREITE </text:span><text:span text:style-name="T7">von 24 - </text:span><text:span text:style-name="T7">1766Mhz </text:span></text:p>
              <text:p><text:span text:style-name="T7">GSM 900 Bandes </text:span><text:span text:style-name="T7">von 935 bis </text:span><text:span text:style-name="T7">960 Mhz.</text:span></text:p>
              <text:p><text:span text:style-name="T7">FM/DAB Radio </text:span><text:span text:style-name="T7">oder </text:span><text:span text:style-name="T7">WETTERDATEN </text:span></text:p>
              <text:p><text:span text:style-name="T7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- DVB-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Aus </text:span><text:span text:style-name="T7">Aufgabenstellu</text:span><text:span text:style-name="T7">ng </text:span><text:span text:style-name="T7">ANFORDERUN</text:span><text:span text:style-name="T7">GEN Handheld. </text:span></text:p>
              <text:p><text:span text:style-name="T7"/></text:p>
              <text:p><text:span text:style-name="T7">USB </text:span><text:span text:style-name="T7">Schnittstelle <text:s/></text:span><text:span text:style-name="T7">DVBT Stick </text:span></text:p>
              <text:p><text:span text:style-name="T7"/></text:p>
              <text:p><text:span text:style-name="T7">Display <text:s/></text:span><text:span text:style-name="T7">TOUCHSCREEN </text:span><text:span text:style-name="T7">Bedienung. </text:span></text:p>
              <text:p><text:span text:style-name="T7"/></text:p>
              <text:p><text:span text:style-name="T7">AIRPROBE Linux </text:span></text:p>
              <text:p><text:span text:style-name="T7"/></text:p>
              <text:p><text:span text:style-name="T7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59"/></text:span><text:span text:style-name="T9"><text:s text:c="53"/></text:span><text:span text:style-name="T9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872cm" svg:x="2.1cm" svg:y="14.107cm" presentation:class="notes" presentation:user-transformed="true">
            <draw:text-box>
              <text:p><text:span text:style-name="T2">neuesten </text:span><text:span text:style-name="T2">Generation <text:s text:c="2"/></text:span><text:span text:style-name="T2">Quadcore mit 1.2 </text:span><text:span text:style-name="T2">Ghz angefeuert <text:s/></text:span><text:span text:style-name="T2">genug </text:span><text:span text:style-name="T2">Rechenleistung </text:span></text:p>
              <text:p><text:span text:style-name="T2">1 GB Ram ist </text:span><text:span text:style-name="T2">ebenfalls </text:span><text:span text:style-name="T2">verbaut. </text:span></text:p>
              <text:p><text:span text:style-name="T2">Weiterer Vorteil <text:s/>7“ </text:span><text:span text:style-name="T2">Tochscreen gibt <text:s/></text:span><text:span text:style-name="T2">OUT OF THE BOX</text:span></text:p>
              <text:p><text:span text:style-name="T2"><text:s/></text:span></text:p>
              <text:p><text:span text:style-name="T2">Und klar, Linux </text:span><text:span text:style-name="T2">unterstützt wie </text:span><text:span text:style-name="T2">gefordert <text:s/></text:span><text:span text:style-name="T2">Airprobe nicht </text:span><text:span text:style-name="T2">selbstverständlic</text:span><text:span text:style-name="T2">h <text:s/>OS auf den </text:span><text:span text:style-name="T2">ARM </text:span></text:p>
              <text:p><text:span text:style-name="T2"/></text:p>
              <text:p><text:span text:style-name="T2">Alternativen der </text:span><text:span text:style-name="T2">Beaglebone, der </text:span><text:span text:style-name="T2">Bananapi oder </text:span><text:span text:style-name="T2">Odroid. ebenso </text:span><text:span text:style-name="T2">Linux, </text:span></text:p>
              <text:p><text:span text:style-name="T2"><text:s/></text:span><text:span text:style-name="T2">COMMUNITYGRÖ</text:span><text:span text:style-name="T2">ßE für den </text:span><text:span text:style-name="T2">Raspberry <text:s/></text:span></text:p>
              <text:p><text:span text:style-name="T2">neuesten Modell </text:span><text:span text:style-name="T2">NICHTS </text:span><text:span text:style-name="T2">NACHSTEHT</text:span></text:p>
              <text:p><text:span text:style-name="T2"/></text:p>
            </draw:text-box>
          </draw:frame>
        </presentation:notes>
      </draw:page>
      <draw:page draw:name="page9" draw:style-name="dp1" draw:master-page-name="midnightblue" presentation:presentation-page-layout-name="AL5T3"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2.5 Ah Akku </text:span></text:p>
              <text:p><text:span text:style-name="T7">5h Nutzung </text:span></text:p>
              <text:p><text:span text:style-name="T7"><text:s/></text:span></text:p>
              <text:p><text:span text:style-name="T7">Der Akku </text:span><text:span text:style-name="T7">Adafruit </text:span><text:span text:style-name="T7">Powerboost </text:span><text:span text:style-name="T7">1000c geladen </text:span><text:span text:style-name="T7">und betrieben. </text:span></text:p>
              <text:p><text:span text:style-name="T7">mikroUSB laden </text:span></text:p>
              <text:p><text:span text:style-name="T7">NORMAL. 1 A </text:span><text:span text:style-name="T7">aus <text:s/>LiPo Akku </text:span><text:span text:style-name="T7">ziehen. </text:span></text:p>
              <text:p><text:span text:style-name="T7">SPITZEN bis 2.5 </text:span><text:span text:style-name="T7">A <text:s/>voller </text:span><text:span text:style-name="T7">Displayhelligke</text:span><text:span text:style-name="T7">it auch</text:span></text:p>
              <text:p><text:span text:style-name="T7">wird USB als </text:span><text:span text:style-name="T7">Stromquelle </text:span><text:span text:style-name="T7">verwendet </text:span><text:span text:style-name="T7">STATIONÄR</text:span></text:p>
              <text:p><text:span text:style-name="T7"/></text:p>
              <text:p><text:span text:style-name="T7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0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<text:span text:style-name="T11">Verkabelung</text:span></text:p>
              <text:p><text:span text:style-name="T11"/></text:p>
              <text:p><text:span text:style-name="T11">Schalter</text:span></text:p>
            </draw:text-box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7">(Besten Dank an Markus Kauper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verwendete </text:span><text:span text:style-name="T7">Hardware. </text:span></text:p>
              <text:p><text:span text:style-name="T7"><text:s/></text:span><text:span text:style-name="T7">Case </text:span><text:span text:style-name="T7">HAUSEIGENEN </text:span><text:span text:style-name="T7">3D Druckerei </text:span></text:p>
              <text:p><text:span text:style-name="T7">Aussparungen </text:span><text:span text:style-name="T7">für alle </text:span><text:span text:style-name="T7">Anschlüsse.</text:span></text:p>
              <text:p><text:span text:style-name="T7"/></text:p>
              <text:p><text:span text:style-name="T7">Jetzt übergebe </text:span><text:span text:style-name="T7">ich an Dennis </text:span><text:span text:style-name="T7">der uns näher </text:span><text:span text:style-name="T7">die Software </text:span><text:span text:style-name="T7">erläutert und </text:span><text:span text:style-name="T7">die Probleme </text:span><text:span text:style-name="T7">die uns dabei </text:span><text:span text:style-name="T7">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1T32">
        <draw:frame presentation:style-name="pr12" draw:text-style-name="P11" draw:layer="layout" svg:width="26cm" svg:height="12.348cm" svg:x="1cm" svg:y="0.837cm" presentation:class="subtitle">
          <draw:text-box>
            <text:p><text:span text:style-name="T12">Verwend</text:span><text:span text:style-name="T12">ete </text:span><text:span text:style-name="T12">Soft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grgsm</text:p>
              <text:p/>
              <text:p>-GNURadio</text:p>
              <text:p/>
              <text:p>-Operating System</text:p>
              <text:p/>
              <text:p>-grgsm_scanner</text:p>
            </draw:text-box>
          </draw:frame>
        </presentation:notes>
      </draw:page>
      <draw:page draw:name="page1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<text:span text:style-name="T12">gr-gsm</text:span></text:p>
          </draw:text-box>
        </draw:frame>
        <draw:frame presentation:style-name="pr6" draw:text-style-name="P12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3">Das </text:span><text:span text:style-name="T14">gr-gsm</text:span><text:span text:style-name="T13">-Projekt basiert auf dem gsm-reciever, </text:span><text:span text:style-name="T13">welcher von </text:span><text:span text:style-name="T14">Piotr Krysik</text:span><text:span text:style-name="T13"> (außerdem auch der </text:span><text:span text:style-name="T13">Hauptauthor von gr-gsm) für das </text:span><text:span text:style-name="T14">Airprobe</text:span><text:span text:style-name="T13">-Projekt </text:span><text:span text:style-name="T13">geschrieben wurde.</text:span></text:p>
              </text:list-item>
              <text:list-item>
                <text:p><text:span text:style-name="T13">Das Ziel ist es, eine Reihe von Tools bereitzustellen </text:span><text:span text:style-name="T13">zum Empfangen der Informationen, welche von GSM </text:span><text:span text:style-name="T13">equipment/devices gesendet werd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10" draw:layer="layout" svg:width="16.799cm" svg:height="13.825cm" svg:x="2.1cm" svg:y="14.107cm" presentation:class="notes" presentation:user-transformed="true">
            <draw:text-box>
              <text:p><text:span text:style-name="T11">-Das gr-gsm </text:span><text:span text:style-name="T11">Projekt </text:span><text:span text:style-name="T11">stützt auf </text:span><text:span text:style-name="T11">den </text:span><text:span text:style-name="T11">Arbeiten </text:span><text:span text:style-name="T11">von Piotr </text:span><text:span text:style-name="T11">Krysik, </text:span><text:span text:style-name="T11">welcher </text:span><text:span text:style-name="T11">zuvor </text:span><text:span text:style-name="T11">schon für </text:span><text:span text:style-name="T11">das </text:span><text:span text:style-name="T11">Airprobe </text:span><text:span text:style-name="T11">Projekt den </text:span><text:span text:style-name="T11">gsm-</text:span><text:span text:style-name="T11">reciever </text:span><text:span text:style-name="T11">geschriebe</text:span><text:span text:style-name="T11">n hatte. </text:span></text:p>
              <text:p><text:span text:style-name="T11"/></text:p>
              <text:p><text:span text:style-name="T11">- Bietet eine </text:span><text:span text:style-name="T11">Reihe von </text:span><text:span text:style-name="T11">Tools, zur </text:span><text:span text:style-name="T11">Empfangun</text:span><text:span text:style-name="T11">g von </text:span><text:span text:style-name="T11">ausgesend</text:span><text:span text:style-name="T11">eten GSM </text:span><text:span text:style-name="T11">Daten, in </text:span><text:span text:style-name="T11">unserem </text:span><text:span text:style-name="T11">Fall die </text:span><text:span text:style-name="T11">Basisstatio</text:span><text:span text:style-name="T11">nen </text:span><text:span text:style-name="T11">(BCCH)</text:span></text:p>
              <text:p><text:span text:style-name="T11"/></text:p>
            </draw:text-box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decode (old name: airprobe_decode.py)</text:span><text:span text:style-name="T16"> - </text:span><text:span text:style-name="T16">Programm zum dekodieren von BCCHs, welches am </text:span><text:span text:style-name="T16">ehesten der Funktionalität des alten gsm-reciever aus </text:span><text:span text:style-name="T16">dem Airprobe-Projekt entspricht. Besitzt die Fähigkeit </text:span><text:span text:style-name="T16">signalling channels und traffic channels mit Sprache zu </text:span><text:span text:style-name="T16">dekodieren (Analyse der Daten kann mit Wireshark </text:span><text:span text:style-name="T16">durchgeführt werden, dekodierter Sound wird in einer </text:span><text:span text:style-name="T16">Audio-Datei gespeichert).</text:span></text:p>
              </text:list-item>
              <text:list-item>
                <text:p><text:span text:style-name="T15">grgsm_livemon (old name: airprobe_rtlsdr.py)</text:span><text:span text:style-name="T16"> - </text:span><text:span text:style-name="T16">interaktiver Monitor eines einzelnen BCCHs mit Analyse, </text:span><text:span text:style-name="T16">durchgeführt von Wireshark.</text:span></text:p>
              </text:list-item>
              <text:list-item>
                <text:p><text:span text:style-name="T15">grgsm_scanner (old name: </text:span><text:span text:style-name="T15">airprobe_rtlsdr_scanner.py)</text:span><text:span text:style-name="T16"> - </text:span><text:span text:style-name="T17">Eine Applikation, welche </text:span><text:span text:style-name="T17">das GSM Band scannt und die Informationen über die </text:span><text:span text:style-name="T17">Basisstationen in der Umgebung ausgib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4" draw:text-style-name="P14" draw:layer="layout" svg:width="16.799cm" svg:height="16.006cm" svg:x="2.1cm" svg:y="14.107cm" presentation:class="notes" presentation:user-transformed="true">
            <draw:text-box>
              <text:p><text:span text:style-name="T18">- </text:span><text:span text:style-name="T18">grgsm_dec</text:span><text:span text:style-name="T18">ode: </text:span><text:span text:style-name="T18">übernimmt </text:span><text:span text:style-name="T18">die </text:span><text:span text:style-name="T18">Funktion </text:span><text:span text:style-name="T18">des alten </text:span><text:span text:style-name="T18">gsm-</text:span><text:span text:style-name="T18">recievers, </text:span><text:span text:style-name="T18">kann </text:span><text:span text:style-name="T18">signalling </text:span><text:span text:style-name="T18">und traffic </text:span><text:span text:style-name="T18">channel </text:span><text:span text:style-name="T18">dekodieren</text:span></text:p>
              <text:p><text:span text:style-name="T18"/></text:p>
              <text:p><text:span text:style-name="T18">- </text:span><text:span text:style-name="T18">grgsm_live</text:span><text:span text:style-name="T18">mon: öffnet </text:span><text:span text:style-name="T18">ein </text:span><text:span text:style-name="T18">interaktives </text:span><text:span text:style-name="T18">Fenster mit </text:span><text:span text:style-name="T18">Amplituden</text:span><text:span text:style-name="T18">spektrum </text:span></text:p>
              <text:p><text:span text:style-name="T18"/></text:p>
              <text:p><text:span text:style-name="T18">- <text:s/></text:span><text:span text:style-name="T18">grgsm_scan</text:span><text:span text:style-name="T18">ner: scannt </text:span><text:span text:style-name="T18">gsm band </text:span><text:span text:style-name="T18">und gibt </text:span><text:span text:style-name="T18">Information</text:span><text:span text:style-name="T18">en über </text:span><text:span text:style-name="T18">basisstation</text:span><text:span text:style-name="T18">en in der </text:span><text:span text:style-name="T18">Umgebung </text:span><text:span text:style-name="T18">aus 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5">grgsm_capture (old name: </text:span><text:span text:style-name="T15">airprobe_rtlsdr_capture.py)</text:span><text:span text:style-name="T16"> - Programm zum </text:span><text:span text:style-name="T16">speichern eines GSM Signals in eine Datei, welche später </text:span><text:span text:style-name="T16">durch grgsm_decode verarbeitet werden kann.</text:span></text:p>
              </text:list-item>
              <text:list-item>
                <text:p><text:span text:style-name="T15">grgsm_channelize (old name: gsm_channelize.py)</text:span><text:span text:style-name="T16"> – </text:span><text:span text:style-name="T16">teilt wideband-capture-Datei in mehrere Dateien, welche </text:span><text:span text:style-name="T16">jeweils einen einzelnen GSM Kanal beinhalt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4" draw:layer="layout" svg:width="16.799cm" svg:height="13.364cm" svg:x="2.1cm" svg:y="14.107cm" presentation:class="notes">
            <draw:text-box>
              <text:p><text:span text:style-name="T18">- </text:span><text:span text:style-name="T18">grgsm_capt</text:span><text:span text:style-name="T18">ure: </text:span><text:span text:style-name="T18">speichert </text:span><text:span text:style-name="T18">gsm signal </text:span><text:span text:style-name="T18">in eine </text:span><text:span text:style-name="T18">Datei, </text:span><text:span text:style-name="T18">welche </text:span><text:span text:style-name="T18">später mit </text:span><text:span text:style-name="T18">decode </text:span><text:span text:style-name="T18">verarbeitet </text:span><text:span text:style-name="T18">werden </text:span><text:span text:style-name="T18">kann</text:span></text:p>
              <text:p><text:span text:style-name="T18"/></text:p>
              <text:p><text:span text:style-name="T18">- </text:span><text:span text:style-name="T18">grgsm_cha</text:span><text:span text:style-name="T18">nnelize: </text:span><text:span text:style-name="T18">teilt </text:span><text:span text:style-name="T18">wideband </text:span><text:span text:style-name="T18">capture </text:span><text:span text:style-name="T18">datei in </text:span><text:span text:style-name="T18">mehrere </text:span><text:span text:style-name="T18">dateien, </text:span><text:span text:style-name="T18">welche </text:span><text:span text:style-name="T18">jeweils </text:span><text:span text:style-name="T18">einen GSM </text:span><text:span text:style-name="T18">Kanal </text:span><text:span text:style-name="T18">beinhalten</text:span></text:p>
            </draw:text-box>
          </draw:frame>
        </presentation:notes>
      </draw:page>
      <draw:page draw:name="page16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</text:span><text:span text:style-name="T12">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</text:span><text:span text:style-name="T19">ist ein freies </text:span><text:span text:style-name="T19">open-source </text:span><text:span text:style-name="T19">Entwicklung</text:span><text:span text:style-name="T19">stool, </text:span><text:span text:style-name="T19">welches </text:span><text:span text:style-name="T19">signal </text:span><text:span text:style-name="T19">processing </text:span><text:span text:style-name="T19">Blöcke </text:span><text:span text:style-name="T19">bereitstellt, </text:span><text:span text:style-name="T19">zum </text:span><text:span text:style-name="T19">implementie</text:span><text:span text:style-name="T19">ren von </text:span><text:span text:style-name="T19">Software </text:span><text:span text:style-name="T19">Defined </text:span><text:span text:style-name="T19">Radios </text:span><text:span text:style-name="T19">(SDR). </text:span></text:p>
                <text:p text:style-name="P4"><text:span text:style-name="T19"/></text:p>
              </text:list-item>
              <text:list-item>
                <text:p text:style-name="P4"><text:span text:style-name="T19">Es kann mit </text:span><text:span text:style-name="T19">kostengünsti</text:span><text:span text:style-name="T19">ger SDR-</text:span><text:span text:style-name="T19">Hardware </text:span><text:span text:style-name="T19">verwendet </text:span><text:span text:style-name="T19">werden oder </text:span><text:span text:style-name="T19">ohne </text:span><text:span text:style-name="T19">Hardware als </text:span><text:span text:style-name="T19">eine Art </text:span><text:span text:style-name="T19">Simulationsu</text:span><text:span text:style-name="T19">mgebung.</text:span></text:p>
                <text:p text:style-name="P4"><text:span text:style-name="T19"/></text:p>
              </text:list-item>
              <text:list-item>
                <text:p text:style-name="P4"><text:span text:style-name="T19">GNU Radio </text:span><text:span text:style-name="T19">Applikatione</text:span><text:span text:style-name="T19">n können </text:span><text:span text:style-name="T19">entweder in </text:span><text:span text:style-name="T19">C++ oder </text:span><text:span text:style-name="T19">Python </text:span><text:span text:style-name="T19">geschrieben </text:span><text:span text:style-name="T19">werden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46B51AB26D0A56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6" draw:text-style-name="P10" draw:layer="layout" svg:width="16.799cm" svg:height="16.987cm" svg:x="2.1cm" svg:y="14.107cm" presentation:class="notes" presentation:user-transformed="true">
            <draw:text-box>
              <text:p><text:span text:style-name="T20">- GnuRadio ist </text:span><text:span text:style-name="T20">ein freies </text:span><text:span text:style-name="T20">open-source </text:span><text:span text:style-name="T20">Entwicklungst</text:span><text:span text:style-name="T20">ool mit dem </text:span><text:span text:style-name="T20">sich signal </text:span><text:span text:style-name="T20">processing </text:span><text:span text:style-name="T20">Blöcke in der </text:span><text:span text:style-name="T20">eigenen GUI </text:span><text:span text:style-name="T20">grc als </text:span><text:span text:style-name="T20">flowgraph </text:span><text:span text:style-name="T20">verbinden </text:span><text:span text:style-name="T20">lassen um </text:span><text:span text:style-name="T20">SDR zu </text:span><text:span text:style-name="T20">implementiere</text:span><text:span text:style-name="T20">n</text:span></text:p>
              <text:p><text:span text:style-name="T20"/></text:p>
              <text:p><text:span text:style-name="T20">- Gnu Radio </text:span><text:span text:style-name="T20">kann mit </text:span><text:span text:style-name="T20">kostengünstig</text:span><text:span text:style-name="T20">er SDR-</text:span><text:span text:style-name="T20">Hardware, in </text:span><text:span text:style-name="T20">unserem Fall </text:span><text:span text:style-name="T20">DVBT-Dongle, </text:span><text:span text:style-name="T20">oder als eine </text:span><text:span text:style-name="T20">Art </text:span><text:span text:style-name="T20">Simulationsu</text:span><text:span text:style-name="T20">mgebung. </text:span></text:p>
              <text:p><text:span text:style-name="T20"/></text:p>
              <text:p><text:span text:style-name="T20">- Applikationen </text:span><text:span text:style-name="T20">können </text:span><text:span text:style-name="T20">entweder C+</text:span><text:span text:style-name="T20">+ oder Python </text:span><text:span text:style-name="T20">geschrieben </text:span><text:span text:style-name="T20">werden, </text:span><text:span text:style-name="T20">zusätzlich </text:span><text:span text:style-name="T20">können </text:span><text:span text:style-name="T20">dadurch </text:span><text:span text:style-name="T20">fehlende </text:span><text:span text:style-name="T20">Blöcke auch </text:span><text:span text:style-name="T20">jederzeit </text:span><text:span text:style-name="T20">hinzugefügt </text:span><text:span text:style-name="T20">werden. 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7" draw:style-name="dp1" draw:master-page-name="midnightblue" presentation:presentation-page-layout-name="AL2T0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</text:span><text:span text:style-name="T12">io</text:span></text:p>
          </draw:text-box>
        </draw:frame>
        <draw:frame presentation:style-name="pr15" draw:text-style-name="P15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4"><text:span text:style-name="T19">GNU Radio </text:span><text:span text:style-name="T19">erlaubt die </text:span><text:span text:style-name="T19">praktische </text:span><text:span text:style-name="T19">Implementie</text:span><text:span text:style-name="T19">rung </text:span><text:span text:style-name="T19">beliebiger </text:span><text:span text:style-name="T19">digitaler </text:span><text:span text:style-name="T19">Modulations- </text:span><text:span text:style-name="T19">und </text:span><text:span text:style-name="T19">Demodulatio</text:span><text:span text:style-name="T19">nsverfahren, </text:span><text:span text:style-name="T19">Verfahren </text:span><text:span text:style-name="T19">zur </text:span><text:span text:style-name="T19">Manipulation </text:span><text:span text:style-name="T19">von Signalen </text:span><text:span text:style-name="T19">wie digitale </text:span><text:span text:style-name="T19">Filter und </text:span><text:span text:style-name="T19">bietet </text:span><text:span text:style-name="T19">verschieden</text:span><text:span text:style-name="T19">e Anzeigen </text:span><text:span text:style-name="T19">wie </text:span><text:span text:style-name="T19">Darstellunge</text:span><text:span text:style-name="T19">n als </text:span><text:span text:style-name="T19">Zeitsignal </text:span><text:span text:style-name="T19">oder als </text:span><text:span text:style-name="T19">Frequenzspe</text:span><text:span text:style-name="T19">ktrum, der </text:span><text:span text:style-name="T19">dabei </text:span><text:span text:style-name="T19">auftretenden </text:span><text:span text:style-name="T19">Leistungsdic</text:span><text:span text:style-name="T19">hten, oder </text:span><text:span text:style-name="T19">die bei </text:span><text:span text:style-name="T19">digitalen </text:span><text:span text:style-name="T19">Modulatione</text:span><text:span text:style-name="T19">n </text:span><text:span text:style-name="T19">vorhandene</text:span><text:span text:style-name="T19">n </text:span><text:span text:style-name="T19">Konstellation</text:span><text:span text:style-name="T19">sdiagramme</text:span><text:span text:style-name="T19">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C91128B985D55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user-transformed="true">
            <draw:text-box>
              <text:p><text:span text:style-name="T20">- Einige der </text:span><text:span text:style-name="T20">vielen Blöcke, </text:span><text:span text:style-name="T20">welche GNU </text:span><text:span text:style-name="T20">Radio bietet </text:span><text:span text:style-name="T20">sind z.B: </text:span><text:span text:style-name="T20">digitale </text:span><text:span text:style-name="T20">Modulations- </text:span><text:span text:style-name="T20">und </text:span><text:span text:style-name="T20">Demodulation</text:span><text:span text:style-name="T20">sverfahren, </text:span><text:span text:style-name="T20">digitale Filter, </text:span><text:span text:style-name="T20">verschiedene </text:span><text:span text:style-name="T20">Darstellung </text:span><text:span text:style-name="T20">von z.b. Zeit </text:span><text:span text:style-name="T20">und Frequenz, </text:span><text:span text:style-name="T20">Frequenzspekt</text:span><text:span text:style-name="T20">ren etc.</text:span></text:p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><text:span text:style-name="T13">Empfohlenenes Betriebssystem war das </text:span><text:span text:style-name="T14">Raspbian </text:span><text:span text:style-name="T14">Jessie</text:span><text:span text:style-name="T13">, jedoch nach dem öfteren Versuchen mit </text:span><text:span text:style-name="T13">verschiedenen Ansätzen konnte hier keine </text:span><text:span text:style-name="T13">Funktionalität aller Programme erzielt werden.</text:span></text:p>
                <text:p><text:span text:style-name="T13">→ </text:span><text:span text:style-name="T13">Testen verschiedener anderer Versionen und OS </text:span><text:span text:style-name="T13">führte schließlich zu einer funktionsfähigen </text:span><text:span text:style-name="T13">Umgebung unter </text:span><text:span text:style-name="T14">Kali Linux</text:span><text:span text:style-name="T13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759E240DCB3DA0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7" draw:text-style-name="P16" draw:layer="layout" svg:width="16.799cm" svg:height="14.433cm" svg:x="2.1cm" svg:y="14.107cm" presentation:class="notes" presentation:user-transformed="true">
            <draw:text-box>
              <text:p><text:span text:style-name="T20">- Anleitung → </text:span><text:span text:style-name="T20">Raspbian </text:span><text:span text:style-name="T20">Jessie, jedoch </text:span><text:span text:style-name="T20">waren die </text:span><text:span text:style-name="T20">Programme </text:span><text:span text:style-name="T20">nicht alle </text:span><text:span text:style-name="T20">funktionsfähig </text:span></text:p>
              <text:p><text:span text:style-name="T20">→ </text:span><text:span text:style-name="T20">Verschiedene </text:span><text:span text:style-name="T20">Ansätze zum </text:span><text:span text:style-name="T20">lösen der </text:span><text:span text:style-name="T20">Probleme </text:span><text:span text:style-name="T20">brachten kein </text:span><text:span text:style-name="T20">Ergebnis</text:span></text:p>
              <text:p><text:span text:style-name="T20">→ </text:span><text:span text:style-name="T20">weiterer </text:span><text:span text:style-name="T20">Versuch war </text:span><text:span text:style-name="T20">auf ältere </text:span><text:span text:style-name="T20">Versionen </text:span><text:span text:style-name="T20">zurück zu </text:span><text:span text:style-name="T20">gehen und </text:span><text:span text:style-name="T20">Airprobe zu </text:span><text:span text:style-name="T20">installieren, </text:span><text:span text:style-name="T20">jedoch fanden </text:span><text:span text:style-name="T20">sich auch hier </text:span><text:span text:style-name="T20">keine </text:span><text:span text:style-name="T20">Lösungen</text:span></text:p>
              <text:p><text:span text:style-name="T20"/></text:p>
              <text:p><text:span text:style-name="T20">Lösung: Kali </text:span><text:span text:style-name="T20">Linux, bedingt </text:span><text:span text:style-name="T20">auch durch </text:span><text:span text:style-name="T20">eine Pause </text:span><text:span text:style-name="T20">durch die </text:span><text:span text:style-name="T20">Vorlseungsfrei</text:span><text:span text:style-name="T20">e Zeit, welche </text:span><text:span text:style-name="T20">auch ergab, </text:span><text:span text:style-name="T20">dass grgsm </text:span><text:span text:style-name="T20">gepatcht </text:span><text:span text:style-name="T20">wurde und die </text:span><text:span text:style-name="T20">letzten fehler </text:span><text:span text:style-name="T20">fixten welche </text:span><text:span text:style-name="T20">bis dato noch </text:span><text:span text:style-name="T20">vorhanden </text:span><text:span text:style-name="T20">waren</text:span></text:p>
            </draw:text-box>
          </draw:frame>
        </presentation:notes>
      </draw:page>
      <draw:page draw:name="page1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rGsm_</text:span><text:span text:style-name="T12">scanner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7">Eine Applikation, welche das GSM Band scannt und die </text:span><text:span text:style-name="T17">Informationen über die Basisstationen in der Umgebung </text:span><text:span text:style-name="T17">ausgibt.</text:span></text:p>
                <text:p><text:span text:style-name="T16">→ </text:span><text:span text:style-name="T16">Anwendung gibt einen Informationsstring des BCCH </text:span><text:span text:style-name="T16">aus:</text:span></text:p>
                <text:list>
                  <text:list-item>
                    <text:list>
                      <text:list-item>
                        <text:p><text:span text:style-name="T2">ARFCN: </text:span><text:span text:style-name="T2"><text:tab/></text:span><text:span text:style-name="T2">1015 </text:span><text:span text:style-name="T2"><text:tab/></text:span><text:span text:style-name="T2"><text:tab/></text:span><text:span text:style-name="T2">- Absolute Radio Frequency Channel Number</text:span></text:p>
                      </text:list-item>
                      <text:list-item>
                        <text:p><text:span text:style-name="T2">Freq: <text:s/></text:span><text:span text:style-name="T2"><text:tab/></text:span><text:span text:style-name="T2"><text:tab/></text:span><text:span text:style-name="T2">933.2M</text:span><text:span text:style-name="T2"><text:tab/></text:span><text:span text:style-name="T2"><text:tab/></text:span><text:span text:style-name="T2">- Frequency</text:span></text:p>
                      </text:list-item>
                      <text:list-item>
                        <text:p><text:span text:style-name="T2">CID: </text:span><text:span text:style-name="T2"><text:tab/></text:span><text:span text:style-name="T2"><text:tab/></text:span><text:span text:style-name="T2">59458</text:span><text:span text:style-name="T2"><text:tab/></text:span><text:span text:style-name="T2"><text:tab/></text:span><text:span text:style-name="T2">- Cell Identification</text:span></text:p>
                      </text:list-item>
                      <text:list-item>
                        <text:p><text:span text:style-name="T2">LAC: </text:span><text:span text:style-name="T2"><text:tab/></text:span><text:span text:style-name="T2"><text:tab/></text:span><text:span text:style-name="T2">59061</text:span><text:span text:style-name="T2"><text:tab/></text:span><text:span text:style-name="T2"><text:tab/></text:span><text:span text:style-name="T2">- Location Area</text:span></text:p>
                      </text:list-item>
                      <text:list-item>
                        <text:p><text:span text:style-name="T2">MCC: </text:span><text:span text:style-name="T2"><text:tab/></text:span><text:span text:style-name="T2"><text:tab/></text:span><text:span text:style-name="T2">262</text:span><text:span text:style-name="T2"><text:tab/></text:span><text:span text:style-name="T2"><text:tab/></text:span><text:span text:style-name="T2"><text:tab/></text:span><text:span text:style-name="T2">- Mobile Country Code</text:span></text:p>
                      </text:list-item>
                      <text:list-item>
                        <text:p><text:span text:style-name="T2">MNC: <text:s text:c="2"/>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- Mobile Network Code</text:span></text:p>
                      </text:list-item>
                      <text:list-item>
                        <text:p><text:span text:style-name="T2">Pwr: </text:span><text:span text:style-name="T2"><text:tab/></text:span><text:span text:style-name="T2"><text:tab/></text:span><text:span text:style-name="T2">-38</text:span><text:span text:style-name="T2"><text:tab/></text:span><text:span text:style-name="T2"><text:tab/></text:span><text:span text:style-name="T2"><text:tab/></text:span><text:span text:style-name="T2">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>
            <draw:text-box>
              <text:p>- Benötigt werden die Informationen, welche uns der grgsm_scanner liefert</text:p>
              <text:p><text:tab/>→ <text:s/>Informationsstring des <text:tab/><text:tab/><text:tab/>BCCH</text:p>
              <text:p/>
              <text:p>- ARFCN, Freq., CID, LAC, MCC, MNC, Pwr </text:p>
            </draw:text-box>
          </draw:frame>
        </presentation:notes>
      </draw:page>
      <draw:page draw:name="page20" draw:style-name="dp1" draw:master-page-name="midnightblue" presentation:presentation-page-layout-name="AL3T1">
        <draw:frame presentation:style-name="pr4" draw:text-style-name="P17" draw:layer="layout" svg:width="26cm" svg:height="2.663cm" svg:x="1cm" svg:y="0.837cm" presentation:class="title">
          <draw:text-box>
            <text:p text:style-name="P7"><text:span text:style-name="T12">Erweiter</text:span><text:span text:style-name="T12">n des </text:span><text:span text:style-name="T12">grgsm_s</text:span><text:span text:style-name="T12">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3">Hinzufügen einer GUI, welche die gescannten BCCH-</text:span><text:span text:style-name="T13">Strings in einem Fenster darstellt.</text:span></text:p>
                <text:list>
                  <text:list-item>
                    <text:p><text:span text:style-name="T18">GUI wird über Python mit der PyQt4 Bibliothek </text:span><text:span text:style-name="T18">realisiert</text:span></text:p>
                  </text:list-item>
                </text:list>
              </text:list-item>
              <text:list-item>
                <text:p><text:span text:style-name="T13">Gescannte BCCH-Strings werden zusätzlich in eine </text:span><text:span text:style-name="T13">Textfile hinterlegt und in der Konsole ausgegeben.</text:span></text:p>
              </text:list-item>
              <text:list-item>
                <text:p><text:span text:style-name="T13">Während der grgsm_scanner nach den BCCHs scannt, </text:span><text:span text:style-name="T13">läuft die GUI im Hintergrund und wird mit den nach </text:span><text:span text:style-name="T13">und nach gefundenen Channels erweite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6" draw:layer="layout" svg:width="16.799cm" svg:height="13.364cm" svg:x="2.1cm" svg:y="14.107cm" presentation:class="notes">
            <draw:text-box>
              <text:p><text:span text:style-name="T20">- </text:span><text:span text:style-name="T20">grgsm_scanne</text:span><text:span text:style-name="T20">r erweitert mit </text:span><text:span text:style-name="T20">einer GUI, </text:span><text:span text:style-name="T20">welche durch </text:span><text:span text:style-name="T20">die PyQt4 </text:span><text:span text:style-name="T20">Bibliothek </text:span><text:span text:style-name="T20">realisiert </text:span><text:span text:style-name="T20">wurde</text:span></text:p>
              <text:p><text:span text:style-name="T20"/></text:p>
              <text:p><text:span text:style-name="T20">- Informationen </text:span><text:span text:style-name="T20">werden neben </text:span><text:span text:style-name="T20">der GUI auch </text:span><text:span text:style-name="T20">in der Konsole </text:span><text:span text:style-name="T20">dargestellt </text:span><text:span text:style-name="T20">und zusätzlich </text:span><text:span text:style-name="T20">noch in eine </text:span><text:span text:style-name="T20">Datei </text:span><text:span text:style-name="T20">hinterlegt für </text:span><text:span text:style-name="T20">mögliche </text:span><text:span text:style-name="T20">spätere </text:span><text:span text:style-name="T20">Bearbeitung</text:span></text:p>
              <text:p><text:span text:style-name="T20"/></text:p>
              <text:p><text:span text:style-name="T20">- Während der </text:span><text:span text:style-name="T20">scanner auf </text:span><text:span text:style-name="T20">einem Kern </text:span><text:span text:style-name="T20">läuft, läuft die </text:span><text:span text:style-name="T20">GUI über </text:span><text:span text:style-name="T20">einen anderen </text:span><text:span text:style-name="T20">Kern und wird </text:span><text:span text:style-name="T20">nach und </text:span><text:span text:style-name="T20">nach mit den </text:span><text:span text:style-name="T20">gefunden </text:span><text:span text:style-name="T20">Informationen </text:span><text:span text:style-name="T20">aufgefüllt</text:span></text:p>
            </draw:text-box>
          </draw:frame>
        </presentation:notes>
      </draw:page>
      <draw:page draw:name="page21" draw:style-name="dp1" draw:master-page-name="midnightblue" presentation:presentation-page-layout-name="AL1T32">
        <draw:frame presentation:style-name="pr12" draw:text-style-name="P11" draw:layer="layout" svg:width="26cm" svg:height="12.348cm" svg:x="1cm" svg:y="0.837cm" presentation:class="subtitle">
          <draw:text-box>
            <text:p><text:span text:style-name="T12">Vorstellu</text:span><text:span text:style-name="T12">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6T19">
        <draw:frame presentation:style-name="pr4" draw:layer="layout" svg:width="26cm" svg:height="2.663cm" svg:x="1cm" svg:y="0.837cm" presentation:class="title">
          <draw:text-box>
            <text:p><text:span text:style-name="T12">GUI</text:span></text:p>
          </draw:text-box>
        </draw:frame>
        <draw:frame draw:style-name="gr11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2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5T21:21:57.993262696</dc:date>
    <meta:editing-duration>PT5H36M19S</meta:editing-duration>
    <meta:editing-cycles>112</meta:editing-cycles>
    <meta:generator>LibreOffice/5.1.6.2$Linux_X86_64 LibreOffice_project/10m0$Build-2</meta:generator>
    <meta:document-statistic meta:object-count="133"/>
  </office:meta>
</office:document-meta>
</file>